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4.409cm" svg:height="1.28cm" svg:x="7.962cm" svg:y="1.235cm">
          <draw:text-box>
            <text:p text:style-name="P3"><text:span text:style-name="T2">count = 0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1:49:44.267151850</dc:date>
    <dc:creator>elucterio </dc:creator>
    <meta:editing-duration>PT1M59S</meta:editing-duration>
    <meta:editing-cycles>2</meta:editing-cycles>
    <meta:generator>LibreOffice/4.2.8.2$Linux_X86_64 LibreOffice_project/420m0$Build-2</meta:generator>
    <meta:document-statistic meta:object-count="27"/>
  </office:meta>
</office:document-meta>
</file>